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s" presentation:presentation-page-layout-name="Master1-PPL1">
        <draw:frame draw:id="id63" presentation:style-name="a384" draw:name="Titel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Den selvkørende bils interaktion</text:span><text:span text:style-name="a382" text:class-names=""/></text:p>
          </draw:text-box>
          <svg:desc/>
        </draw:frame>
        <draw:frame draw:id="id64" presentation:style-name="a385" draw:name="Undertitel 2" svg:x="1.5in" svg:y="4.25in" svg:width="7in" svg:height="1.91667in" presentation:class="subtitle" presentation:placeholder="true">
          <draw:text-box/>
          <svg:desc/>
        </draw:frame>
      </draw:page>
      <draw:page draw:name="Slide2" draw:style-name="a386" draw:master-page-name="Master1-Layout2-obj-Titel-og-indholdsobjekt" presentation:presentation-page-layout-name="Master1-PPL2">
        <draw:frame draw:id="id65" presentation:style-name="a390" draw:name="Titel 1" svg:x="0.5in" svg:y="0.30035in" svg:width="9in" svg:height="1.25in" presentation:class="title" presentation:placeholder="false">
          <draw:text-box>
            <text:p text:style-name="a389" text:class-names="" text:cond-style-name=""><text:span text:style-name="a387" text:class-names="">Indholdsfortegnelse</text:span><text:span text:style-name="a388" text:class-names=""/></text:p>
          </draw:text-box>
          <svg:desc/>
        </draw:frame>
        <draw:frame draw:id="id66" presentation:style-name="a430" draw:name="Pladsholder til indhold 2" svg:x="0.5in" svg:y="1.75in" svg:width="9in" svg:height="4.94965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Niveauer af automatisering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Google Self-Driving Car Project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Kunder</text:span><text:span text:style-name="a398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Producenter</text:span><text:span text:style-name="a402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5" text:class-names="">Bilens</text:span><text:span text:style-name="a406" text:class-names=""><text:s text:c="1"/></text:span><text:span text:style-name="a407" text:class-names="">interaktionen</text:span><text:span text:style-name="a408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1" text:class-names="">Sikkerheds</text:span><text:span text:style-name="a412" text:class-names=""> …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Kommunikation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Robotetik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Finansielle konsekvenser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desc/>
        </draw:frame>
      </draw:page>
      <draw:page draw:name="Slide3" draw:style-name="a431" draw:master-page-name="Master1-Layout2-obj-Titel-og-indholdsobjekt" presentation:presentation-page-layout-name="Master1-PPL2">
        <draw:frame draw:id="id67" presentation:style-name="a434" draw:name="Titel 1" svg:x="0.5in" svg:y="0.30035in" svg:width="9in" svg:height="1.25in" presentation:class="title" presentation:placeholder="false">
          <draw:text-box>
            <text:p text:style-name="a433" text:class-names="" text:cond-style-name=""><text:span text:style-name="a432" text:class-names="">Niveauer af automatisering</text:span></text:p>
          </draw:text-box>
          <svg:desc/>
        </draw:frame>
        <draw:frame draw:id="id68" presentation:style-name="a449" draw:name="Pladsholder til indhold 2" svg:x="0.5in" svg:y="1.75in" svg:width="9in" svg:height="4.94965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5" text:class-names="">Niveau 0 – føreren har fuld<text:s text:c="1"/></text:span><text:span text:style-name="a436" text:class-names="">kuntrol</text:span><text:span text:style-name="a437" text:class-names=""> over bilen og skal tage stilling til trafikkens forløb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Niveau 3 – Bilen kan selv køre i diverse situationer, men føreren skal klar til at tage over hvis bilen bliver forvirret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Niveau 5 – Bilen er fuldt automatiseret og det er ikke nødvendigt for føreren at overtage styringen af bilen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desc/>
        </draw:frame>
      </draw:page>
      <draw:page draw:name="Slide4" draw:style-name="a450" draw:master-page-name="Master1-Layout2-obj-Titel-og-indholdsobjekt" presentation:presentation-page-layout-name="Master1-PPL2">
        <draw:frame draw:id="id69" presentation:style-name="a454" draw:name="Titel 1" svg:x="0.5in" svg:y="0.30035in" svg:width="9in" svg:height="1.25in" presentation:class="title" presentation:placeholder="false">
          <draw:text-box>
            <text:p text:style-name="a453" text:class-names="" text:cond-style-name=""><text:span text:style-name="a451" text:class-names="">Google Self-Driving Car Project</text:span><text:span text:style-name="a452" text:class-names=""/></text:p>
          </draw:text-box>
          <svg:desc/>
        </draw:frame>
        <draw:frame draw:id="id70" presentation:style-name="a472" draw:name="Pladsholder til indhold 2" svg:x="0.5in" svg:y="1.75in" svg:width="9in" svg:height="4.94965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58" text:class-names="">Google</text:span><text:span text:style-name="a459" text:class-names=""><text:s text:c="1"/></text:span><text:span text:style-name="a460" text:class-names="">arbejder på en niveau 3 selvkørende bil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6" text:class-names="">Denne<text:s text:c="1"/></text:span><text:span text:style-name="a467" text:class-names="">bruger en teknologi kaldet<text:s text:c="1"/></text:span><text:span text:style-name="a468" text:class-names="">Lidar</text:span><text:span text:style-name="a469" text:class-names=""/></text:p>
              </text:list-item>
            </text:list>
          </draw:text-box>
          <svg:desc/>
        </draw:frame>
      </draw:page>
      <draw:page draw:name="Slide5" draw:style-name="a473" draw:master-page-name="Master1-Layout2-obj-Titel-og-indholdsobjekt" presentation:presentation-page-layout-name="Master1-PPL2">
        <draw:frame draw:id="id71" presentation:style-name="a477" draw:name="Titel 1" svg:x="0.5in" svg:y="0.30035in" svg:width="9in" svg:height="1.25in" presentation:class="title" presentation:placeholder="false">
          <draw:text-box>
            <text:p text:style-name="a476" text:class-names="" text:cond-style-name=""><text:span text:style-name="a474" text:class-names="">Kunder</text:span><text:span text:style-name="a475" text:class-names=""/></text:p>
          </draw:text-box>
          <svg:desc/>
        </draw:frame>
        <draw:frame draw:id="id72" presentation:style-name="a487" draw:name="Pladsholder til indhold 2" svg:x="0.5in" svg:y="1.75in" svg:width="9in" svg:height="4.94965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Ved at bruge de selvkørende biler vil det være muligt at bruge tiden i trafikken mere brugbart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Det vil være muligt at forbinde bilerne i et stort netværk, og dermed øge trafiksikkerheden og gøre trafikken mere flydende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s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og indholdsobjek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fsnitsoversk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o indholdsobjekter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Sammenlign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Ku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Tomt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dhold med billedteks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lede med billedteks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og lodret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Lodret titel og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ontortema" style:page-layout-name="pageLayout1" draw:style-name="a0">
      <draw:frame draw:id="id0" presentation:style-name="a4" draw:name="Pladsholder til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for at redigere titeltypografi i masteren</text:span><text:span text:style-name="a2" text:class-names=""/></text:p>
        </draw:text-box>
        <svg:desc/>
      </draw:frame>
      <draw:frame draw:id="id1" presentation:style-name="a21" draw:name="Pladsholder til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for at redigere typografi i master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et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Pladsholder til dato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4-09-2015</text:date></text:span><text:span text:style-name="a24" text:class-names=""/></text:p>
        </draw:text-box>
        <svg:desc/>
      </draw:frame>
      <draw:frame draw:id="id3" presentation:style-name="a29" draw:name="Pladsholder til sidefod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Pladsholder til dias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dias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for at redigere titeltypografi i masteren</text:span><text:span text:style-name="a36" text:class-names=""/></text:p>
        </draw:text-box>
        <svg:desc/>
      </draw:frame>
      <draw:frame draw:id="id6" presentation:style-name="a42" draw:name="U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for at redigere undertiteltypografien i masteren</text:span><text:span text:style-name="a40" text:class-names=""/></text:p>
        </draw:text-box>
        <svg:desc/>
      </draw:frame>
      <draw:frame draw:id="id7" presentation:style-name="a47" draw:name="Pladsholder til dato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4-09-2015</text:date></text:span><text:span text:style-name="a45" text:class-names=""/></text:p>
        </draw:text-box>
        <svg:desc/>
      </draw:frame>
      <draw:frame draw:id="id8" presentation:style-name="a50" draw:name="Pladsholder til sidefod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Pladsholder til dias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og-indholdsobjek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for at redigere titeltypografi i masteren</text:span><text:span text:style-name="a57" text:class-names=""/></text:p>
        </draw:text-box>
        <svg:desc/>
      </draw:frame>
      <draw:frame draw:id="id11" presentation:style-name="a76" draw:name="Pladsholder til indhol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for at redigere typografi i master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et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Pladsholder til dato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4-09-2015</text:date></text:span><text:span text:style-name="a79" text:class-names=""/></text:p>
        </draw:text-box>
        <svg:desc/>
      </draw:frame>
      <draw:frame draw:id="id13" presentation:style-name="a84" draw:name="Pladsholder til sidefod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Pladsholder til dias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Afsnitsoversk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for at redigere titeltypografi i masteren</text:span><text:span text:style-name="a91" text:class-names=""/></text:p>
        </draw:text-box>
        <svg:desc/>
      </draw:frame>
      <draw:frame draw:id="id16" presentation:style-name="a97" draw:name="Pladsholder til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for at redigere typografi i masteren</text:span></text:p>
            </text:list-item>
          </text:list>
        </draw:text-box>
        <svg:desc/>
      </draw:frame>
      <draw:frame draw:id="id17" presentation:style-name="a102" draw:name="Pladsholder til dato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4-09-2015</text:date></text:span><text:span text:style-name="a100" text:class-names=""/></text:p>
        </draw:text-box>
        <svg:desc/>
      </draw:frame>
      <draw:frame draw:id="id18" presentation:style-name="a105" draw:name="Pladsholder til sidefod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Pladsholder til dias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To-indholdsobjekter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for at redigere titeltypografi i masteren</text:span><text:span text:style-name="a112" text:class-names=""/></text:p>
        </draw:text-box>
        <svg:desc/>
      </draw:frame>
      <draw:frame draw:id="id21" presentation:style-name="a131" draw:name="Pladsholder til indhol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for at redigere typografi i master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Pladsholder til indhol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for at redigere typografi i master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et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Pladsholder til dato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4-09-2015</text:date></text:span><text:span text:style-name="a151" text:class-names=""/></text:p>
        </draw:text-box>
        <svg:desc/>
      </draw:frame>
      <draw:frame draw:id="id24" presentation:style-name="a156" draw:name="Pladsholder til sidefod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Pladsholder til dias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for at redigere titeltypografi i masteren</text:span><text:span text:style-name="a163" text:class-names=""/></text:p>
        </draw:text-box>
        <svg:desc/>
      </draw:frame>
      <draw:frame draw:id="id27" presentation:style-name="a169" draw:name="Pladsholder til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for at redigere typografi i masteren</text:span></text:p>
            </text:list-item>
          </text:list>
        </draw:text-box>
        <svg:desc/>
      </draw:frame>
      <draw:frame draw:id="id28" presentation:style-name="a186" draw:name="Pladsholder til indhol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for at redigere typografi i master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et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Pladsholder til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for at redigere typografi i masteren</text:span></text:p>
            </text:list-item>
          </text:list>
        </draw:text-box>
        <svg:desc/>
      </draw:frame>
      <draw:frame draw:id="id30" presentation:style-name="a207" draw:name="Pladsholder til indhol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for at redigere typografi i master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et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Pladsholder til dato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4-09-2015</text:date></text:span><text:span text:style-name="a210" text:class-names=""/></text:p>
        </draw:text-box>
        <svg:desc/>
      </draw:frame>
      <draw:frame draw:id="id32" presentation:style-name="a215" draw:name="Pladsholder til sidefod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Pladsholder til dias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Ku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for at redigere titeltypografi i masteren</text:span><text:span text:style-name="a222" text:class-names=""/></text:p>
        </draw:text-box>
        <svg:desc/>
      </draw:frame>
      <draw:frame draw:id="id35" presentation:style-name="a229" draw:name="Pladsholder til dato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4-09-2015</text:date></text:span><text:span text:style-name="a227" text:class-names=""/></text:p>
        </draw:text-box>
        <svg:desc/>
      </draw:frame>
      <draw:frame draw:id="id36" presentation:style-name="a232" draw:name="Pladsholder til sidefod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Pladsholder til dias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Tomt" style:page-layout-name="pageLayout1" draw:style-name="a237">
      <draw:frame draw:id="id38" presentation:style-name="a242" draw:name="Pladsholder til dato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4-09-2015</text:date></text:span><text:span text:style-name="a240" text:class-names=""/></text:p>
        </draw:text-box>
        <svg:desc/>
      </draw:frame>
      <draw:frame draw:id="id39" presentation:style-name="a245" draw:name="Pladsholder til sidefod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Pladsholder til dias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dhold-med-billedteks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for at redigere titeltypografi i masteren</text:span><text:span text:style-name="a252" text:class-names=""/></text:p>
        </draw:text-box>
        <svg:desc/>
      </draw:frame>
      <draw:frame draw:id="id42" presentation:style-name="a271" draw:name="Pladsholder til indhol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for at redigere typografi i master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et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Pladsholder til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for at redigere typografi i masteren</text:span></text:p>
            </text:list-item>
          </text:list>
        </draw:text-box>
        <svg:desc/>
      </draw:frame>
      <draw:frame draw:id="id44" presentation:style-name="a280" draw:name="Pladsholder til dato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4-09-2015</text:date></text:span><text:span text:style-name="a278" text:class-names=""/></text:p>
        </draw:text-box>
        <svg:desc/>
      </draw:frame>
      <draw:frame draw:id="id45" presentation:style-name="a283" draw:name="Pladsholder til sidefod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Pladsholder til dias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Billede-med-billedteks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for at redigere titeltypografi i masteren</text:span><text:span text:style-name="a290" text:class-names=""/></text:p>
        </draw:text-box>
        <svg:desc/>
      </draw:frame>
      <draw:frame draw:id="id48" presentation:style-name="a295" draw:name="Pladsholder til billede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Pladsholder til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for at redigere typografi i masteren</text:span></text:p>
            </text:list-item>
          </text:list>
        </draw:text-box>
        <svg:desc/>
      </draw:frame>
      <draw:frame draw:id="id50" presentation:style-name="a304" draw:name="Pladsholder til dato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4-09-2015</text:date></text:span><text:span text:style-name="a302" text:class-names=""/></text:p>
        </draw:text-box>
        <svg:desc/>
      </draw:frame>
      <draw:frame draw:id="id51" presentation:style-name="a307" draw:name="Pladsholder til sidefod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Pladsholder til dias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og-lodret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for at redigere titeltypografi i masteren</text:span><text:span text:style-name="a314" text:class-names=""/></text:p>
        </draw:text-box>
        <svg:desc/>
      </draw:frame>
      <draw:frame draw:id="id54" presentation:style-name="a333" draw:name="Pladsholder til lodret tite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for at redigere typografi i master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et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Pladsholder til dato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4-09-2015</text:date></text:span><text:span text:style-name="a336" text:class-names=""/></text:p>
        </draw:text-box>
        <svg:desc/>
      </draw:frame>
      <draw:frame draw:id="id56" presentation:style-name="a341" draw:name="Pladsholder til sidefod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Pladsholder til dias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Lodret-titel-og-tekst" style:page-layout-name="pageLayout1" draw:style-name="a346">
      <draw:frame draw:id="id58" presentation:style-name="a350" draw:name="Lodret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for at redigere titeltypografi i masteren</text:span><text:span text:style-name="a348" text:class-names=""/></text:p>
        </draw:text-box>
        <svg:desc/>
      </draw:frame>
      <draw:frame draw:id="id59" presentation:style-name="a367" draw:name="Pladsholder til lodret tite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for at redigere typografi i master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et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Pladsholder til dato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4-09-2015</text:date></text:span><text:span text:style-name="a370" text:class-names=""/></text:p>
        </draw:text-box>
        <svg:desc/>
      </draw:frame>
      <draw:frame draw:id="id61" presentation:style-name="a375" draw:name="Pladsholder til sidefod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Pladsholder til dias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en selvkørende bils interaktion</dc:title>
    <meta:initial-creator>mikkel@webhem.dk</meta:initial-creator>
    <dc:creator>mikkel@webhem.dk</dc:creator>
    <meta:creation-date>2015-09-24T06:17:57Z</meta:creation-date>
    <dc:date>2015-09-24T06:28:27Z</dc:date>
    <meta:editing-cycles>3</meta:editing-cycles>
    <meta:editing-duration>PT540S</meta:editing-duration>
    <meta:document-statistic meta:paragraph-count="23" meta:word-count="140"/>
  </office:meta>
</office:document-meta>
</file>